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779" officeooo:paragraph-rsid="0010777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eadme file</text:p>
      <text:p text:style-name="P1">this is abdullah’s 1<text:span text:style-name="T1">st</text:span> day at office. It’s going great uptil n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46:36.334970915</meta:creation-date>
    <dc:date>2023-09-26T15:47:12.320836986</dc:date>
    <meta:editing-duration>PT36S</meta:editing-duration>
    <meta:editing-cycles>1</meta:editing-cycles>
    <meta:document-statistic meta:table-count="0" meta:image-count="0" meta:object-count="0" meta:page-count="1" meta:paragraph-count="2" meta:word-count="15" meta:character-count="77" meta:non-whitespace-character-count="64"/>
    <meta:generator>LibreOffice/7.3.7.2$Linux_X86_64 LibreOffice_project/30$Build-2</meta:generator>
  </office:meta>
</office:document-meta>
</file>